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Monaco" svg:font-family="Monaco, MonacoRegular, 'Courier New',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5646in" table:align="left"/>
    </style:style>
    <style:style style:name="Table1.A" style:family="table-column">
      <style:table-column-properties style:column-width="0.2465in"/>
    </style:style>
    <style:style style:name="Table1.B" style:family="table-column">
      <style:table-column-properties style:column-width="4.3181in"/>
    </style:style>
    <style:style style:name="Table1.A1" style:family="table-cell">
      <style:table-cell-properties style:vertical-align="middle" fo:background-color="#dfefff" fo:padding="0in" fo:border="none">
        <style:background-image/>
      </style:table-cell-properties>
    </style:style>
    <style:style style:name="Table1.B1" style:family="table-cell">
      <style:table-cell-properties style:vertical-align="middle" fo:padding="0in" fo:border="none"/>
    </style:style>
    <style:style style:name="P1" style:family="paragraph" style:parent-style-name="Standard">
      <style:paragraph-properties fo:margin-left="0in" fo:margin-right="0in" fo:margin-top="0in" fo:margin-bottom="0in" loext:contextual-spacing="false" fo:orphans="2" fo:widows="2" fo:text-indent="0in" style:auto-text-indent="false"/>
    </style:style>
    <style:style style:name="P2"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P3" style:family="paragraph" style:parent-style-name="Text_20_body" style:list-style-name="L1">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555555" style:font-name="Helvetica Neue" fo:font-size="11.25pt" fo:letter-spacing="normal" fo:font-style="normal" fo:font-weight="normal"/>
    </style:style>
    <style:style style:name="P4"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style>
    <style:style style:name="P5"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5499de" style:font-name="inherit" fo:font-size="9pt" loext:padding="0in" loext:border="none"/>
    </style:style>
    <style:style style:name="P6"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317cc5" style:font-name="inherit" fo:font-size="9pt" fo:background-color="#c8e1fa" loext:padding="0in" loext:border="none"/>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loext:padding="0in" loext:border="none"/>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b85c00" style:font-name="inherit" fo:background-color="transparent" loext:padding="0in" loext:border="none"/>
    </style:style>
    <style:style style:name="P9"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222222" style:font-name="Helvetica Neue" fo:font-size="18pt" fo:letter-spacing="normal" fo:font-style="normal" fo:font-weight="bold"/>
    </style:style>
    <style:style style:name="T1" style:family="text">
      <style:text-properties fo:font-variant="normal" fo:text-transform="none" fo:color="#555555" style:font-name="Helvetica Neue" fo:font-size="11.25pt" fo:letter-spacing="normal" fo:font-style="normal" fo:font-weight="normal"/>
    </style:style>
    <style:style style:name="T2" style:family="text">
      <style:text-properties fo:font-variant="normal" fo:text-transform="none" fo:color="#555555" style:font-name="Helvetica Neue" fo:font-size="11.25pt" fo:letter-spacing="normal" fo:font-style="normal" fo:font-weight="normal" fo:background-color="transparent" loext:char-shading-value="0" loext:padding="0in" loext:border="none"/>
    </style:style>
    <style:style style:name="T3" style:family="text">
      <style:text-properties fo:font-variant="normal" fo:text-transform="none" fo:color="#555555" fo:letter-spacing="normal"/>
    </style:style>
    <style:style style:name="T4" style:family="text">
      <style:text-properties fo:font-variant="normal" fo:text-transform="none" fo:color="#428bca" style:text-line-through-style="none" style:text-line-through-type="none" style:font-name="Helvetica Neue" fo:font-size="11.25pt" fo:letter-spacing="normal" fo:font-style="normal" style:text-underline-style="none" fo:font-weight="normal" style:text-blinking="false" fo:background-color="#ffffff" loext:char-shading-value="0" loext:padding="0in" loext:border="none"/>
    </style:style>
    <style:style style:name="T5" style:family="text">
      <style:text-properties fo:font-variant="normal" fo:text-transform="none" fo:color="#428bca" style:text-line-through-style="none" style:text-line-through-type="none" style:font-name="Helvetica Neue" fo:font-size="11.25pt" fo:letter-spacing="normal" fo:font-style="normal" style:text-underline-style="none" fo:font-weight="normal" style:text-blinking="false" fo:background-color="transparent" loext:char-shading-value="0" loext:padding="0in" loext:border="none"/>
    </style:style>
    <style:style style:name="T6" style:family="text">
      <style:text-properties fo:color="#555555" fo:font-size="11.25pt" fo:font-weight="normal"/>
    </style:style>
    <style:style style:name="T7" style:family="text">
      <style:text-properties fo:color="#5499de" style:font-name="Monaco" fo:font-size="9pt" style:font-name-asian="Monaco" style:font-size-asian="9pt" style:font-name-complex="Monaco" style:font-size-complex="9pt"/>
    </style:style>
    <style:style style:name="T8" style:family="text">
      <style:text-properties style:font-name="Monaco" fo:font-size="9pt" style:font-name-asian="Monaco" style:font-size-asian="9pt" style:font-name-complex="Monaco" style:font-size-complex="9pt"/>
    </style:style>
    <style:style style:name="T9" style:family="text">
      <style:text-properties fo:color="#004ed0" fo:background-color="transparent" loext:char-shading-value="0"/>
    </style:style>
    <style:style style:name="T10" style:family="text">
      <style:text-properties fo:color="#002d7a" fo:background-color="transparent" loext:char-shading-value="0"/>
    </style:style>
    <style:style style:name="T11" style:family="text">
      <style:text-properties fo:color="#333333" fo:background-color="transparent" loext:char-shading-value="0"/>
    </style:style>
    <style:style style:name="T12" style:family="text">
      <style:text-properties fo:color="#000000" fo:background-color="transparent" loext:char-shading-value="0"/>
    </style:style>
    <style:style style:name="T13" style:family="text">
      <style:text-properties fo:color="#006fe0" fo:background-color="transparent" loext:char-shading-value="0"/>
    </style:style>
    <style:style style:name="T14" style:family="text">
      <style:text-properties fo:color="#ce0000" fo:background-color="transparent" loext:char-shading-value="0"/>
    </style:style>
    <style:style style:name="T15" style:family="text">
      <style:text-properties fo:color="#800080" fo:background-color="transparent" loext:char-shading-value="0"/>
    </style:style>
    <style:style style:name="T16" style:family="text">
      <style:text-properties fo:color="#008000" fo:background-color="transparent" loext:char-shading-value="0"/>
    </style:style>
    <style:style style:name="Sect1" style:family="section">
      <style:section-properties fo:background-color="#fdfdfd"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f7f7f7"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example, Monte Carlo methods can be used for:</text:p>
      <text:list xml:id="list427021468" text:style-name="L1">
        <text:list-item>
          <text:p text:style-name="P3">Calculating the probability of a move by an opponent in a complex game.</text:p>
        </text:list-item>
        <text:list-item>
          <text:p text:style-name="P3">Calculating the probability of a weather event in the future.</text:p>
        </text:list-item>
        <text:list-item>
          <text:p text:style-name="P3">Calculating the probability of a vehicle crash under specific conditions.</text:p>
        </text:list-item>
      </text:list>
      <text:p text:style-name="P1"><text:span text:style-name="T1">They provide the basis for estimating the likelihood of outcomes in artificial intelligence problems via simulation, such as robotics. More simply, Monte Carlo methods are used to solve intractable integration problems, such as firing random rays in </text:span><text:a xlink:type="simple" xlink:href="https://en.wikipedia.org/wiki/Path_tracing" text:style-name="Internet_20_link" text:visited-style-name="Visited_20_Internet_20_Link"><text:span text:style-name="T4">path tracing</text:span></text:a><text:span text:style-name="T3"> </text:span><text:span text:style-name="T1">for computer graphics when rendering a computer-generated scene.</text:span></text:p>
      <text:p text:style-name="P1"><text:span text:style-name="T1"/></text:p>
      <text:h text:style-name="P9" text:outline-level="2"><text:span text:style-name="T6">Worked Example of Monte Carlo Sampling</text:span></text:h>
      <text:p text:style-name="P2">We can make Monte Carlo sampling concrete with a worked example.</text:p>
      <text:p text:style-name="P2">In this case, we will have a function that defines the probability distribution of a random variable. We will use a Gaussian distribution with a mean of 50 and a standard deviation of 5 and draw random samples from this distribution.</text:p>
      <text:p text:style-name="P2">Let’s pretend we don’t know the form of the probability distribution for this random variable and we want to sample the function to get an idea of the probability density. We can draw a sample of a given size and plot a histogram to estimate the density.</text:p>
      <text:p text:style-name="P4"><text:span text:style-name="T1">The </text:span><text:a xlink:type="simple" xlink:href="https://docs.scipy.org/doc/numpy-1.15.0/reference/generated/numpy.random.normal.html" text:style-name="Internet_20_link" text:visited-style-name="Visited_20_Internet_20_Link"><text:span text:style-name="T5">normal() NumPy function</text:span></text:a><text:span text:style-name="T1"> can be used to randomly draw samples from a Gaussian distribution with the specified mean (</text:span><text:span text:style-name="Emphasis"><text:span text:style-name="T2">mu</text:span></text:span><text:span text:style-name="T1">), standard deviation (</text:span><text:span text:style-name="Emphasis"><text:span text:style-name="T2">sigma</text:span></text:span><text:span text:style-name="T1">), and sample size.</text:span></text:p>
      <text:p text:style-name="P4"><text:span text:style-name="T1">To make the example more interesting, we will repeat this experiment four times with different sized samples. We would expect that as the size of the sample is increased, the probability density will better approximate the true density of the target function, given the </text:span><text:a xlink:type="simple" xlink:href="https://machinelearningmastery.com/a-gentle-introduction-to-the-law-of-large-numbers-in-machine-learning/" text:style-name="Internet_20_link" text:visited-style-name="Visited_20_Internet_20_Link"><text:span text:style-name="T5">law of large numbers</text:span></text:a><text:span text:style-name="T1">.</text:span></text:p>
      <text:p text:style-name="P2">The complete example is listed below.</text:p>
      <text:section text:style-name="Sect1" text:name="urvanov-syntax-highlighter-5f61bd5609e07323195404">
        <table:table table:name="Table1" table:style-name="Table1">
          <table:table-column table:style-name="Table1.A"/>
          <table:table-column table:style-name="Table1.B"/>
          <table:table-row>
            <table:table-cell table:style-name="Table1.A1" office:value-type="string">
              <text:p text:style-name="P5">1</text:p>
              <text:p text:style-name="P6">2</text:p>
              <text:p text:style-name="P5">3</text:p>
              <text:p text:style-name="P6">4</text:p>
              <text:p text:style-name="P5">5</text:p>
              <text:p text:style-name="P6">6</text:p>
              <text:p text:style-name="P5">7</text:p>
              <text:p text:style-name="P6">8</text:p>
              <text:p text:style-name="P5">9</text:p>
              <text:p text:style-name="P6">10</text:p>
              <text:p text:style-name="P5">11</text:p>
              <text:p text:style-name="P6">12</text:p>
              <text:p text:style-name="P5">13</text:p>
              <text:p text:style-name="P6">14</text:p>
              <text:p text:style-name="P5">15</text:p>
              <text:p text:style-name="P6">16</text:p>
              <text:p text:style-name="P5">17</text:p>
              <text:p text:style-name="P6">18</text:p>
            </table:table-cell>
            <table:table-cell table:style-name="Table1.B1" office:value-type="string">
              <text:section text:style-name="Sect2" text:name="urvanov-syntax-highlighter-5f61bd5609e07323195404-1">
                <text:p text:style-name="P8"># example of effect of size on monte carlo sample</text:p>
              </text:section>
              <text:section text:style-name="Sect3" text:name="urvanov-syntax-highlighter-5f61bd5609e07323195404-2">
                <text:p text:style-name="P7"><text:span text:style-name="T9">from </text:span><text:span text:style-name="T10">numpy</text:span><text:span text:style-name="T11">.</text:span><text:span text:style-name="T9">random import normal</text:span></text:p>
              </text:section>
              <text:section text:style-name="Sect2" text:name="urvanov-syntax-highlighter-5f61bd5609e07323195404-3">
                <text:p text:style-name="P7"><text:span text:style-name="T9">from matplotlib import </text:span><text:span text:style-name="T12">pyplot</text:span></text:p>
              </text:section>
              <text:section text:style-name="Sect3" text:name="urvanov-syntax-highlighter-5f61bd5609e07323195404-4">
                <text:p text:style-name="P8"># define the distribution</text:p>
              </text:section>
              <text:section text:style-name="Sect2" text:name="urvanov-syntax-highlighter-5f61bd5609e07323195404-5">
                <text:p text:style-name="P7"><text:span text:style-name="T10">mu</text:span><text:span text:style-name="T13"> = </text:span><text:span text:style-name="T14">50</text:span></text:p>
              </text:section>
              <text:section text:style-name="Sect3" text:name="urvanov-syntax-highlighter-5f61bd5609e07323195404-6">
                <text:p text:style-name="P7"><text:span text:style-name="T10">sigma</text:span><text:span text:style-name="T13"> = </text:span><text:span text:style-name="T14">5</text:span></text:p>
              </text:section>
              <text:section text:style-name="Sect2" text:name="urvanov-syntax-highlighter-5f61bd5609e07323195404-7">
                <text:p text:style-name="P8"># generate monte carlo samples of differing size</text:p>
              </text:section>
              <text:section text:style-name="Sect3" text:name="urvanov-syntax-highlighter-5f61bd5609e07323195404-8">
                <text:p text:style-name="P7"><text:span text:style-name="T10">sizes</text:span><text:span text:style-name="T13"> = </text:span><text:span text:style-name="T11">[</text:span><text:span text:style-name="T14">10</text:span><text:span text:style-name="T11">,</text:span><text:span text:style-name="T13"> </text:span><text:span text:style-name="T14">50</text:span><text:span text:style-name="T11">,</text:span><text:span text:style-name="T13"> </text:span><text:span text:style-name="T14">100</text:span><text:span text:style-name="T11">,</text:span><text:span text:style-name="T13"> </text:span><text:span text:style-name="T14">1000</text:span><text:span text:style-name="T11">]</text:span></text:p>
              </text:section>
              <text:section text:style-name="Sect2" text:name="urvanov-syntax-highlighter-5f61bd5609e07323195404-9">
                <text:p text:style-name="P7"><text:span text:style-name="T15">for</text:span><text:span text:style-name="T13"> </text:span><text:span text:style-name="T12">i</text:span><text:span text:style-name="T13"> </text:span><text:span text:style-name="T15">in</text:span><text:span text:style-name="T13"> </text:span><text:span text:style-name="T9">range</text:span><text:span text:style-name="T11">(</text:span><text:span text:style-name="T9">len</text:span><text:span text:style-name="T11">(</text:span><text:span text:style-name="T10">sizes</text:span><text:span text:style-name="T11">))</text:span><text:span text:style-name="T13">:</text:span></text:p>
              </text:section>
              <text:section text:style-name="Sect3" text:name="urvanov-syntax-highlighter-5f61bd5609e07323195404-10">
                <text:p text:style-name="P8"># generate sample</text:p>
              </text:section>
              <text:section text:style-name="Sect2" text:name="urvanov-syntax-highlighter-5f61bd5609e07323195404-11">
                <text:p text:style-name="P7"><text:span text:style-name="T10">sample</text:span><text:span text:style-name="T13"> = </text:span><text:span text:style-name="T9">normal</text:span><text:span text:style-name="T11">(</text:span><text:span text:style-name="T10">mu</text:span><text:span text:style-name="T11">,</text:span><text:span text:style-name="T13"> </text:span><text:span text:style-name="T10">sigma</text:span><text:span text:style-name="T11">,</text:span><text:span text:style-name="T13"> </text:span><text:span text:style-name="T10">sizes</text:span><text:span text:style-name="T11">[</text:span><text:span text:style-name="T10">i</text:span><text:span text:style-name="T11">])</text:span></text:p>
              </text:section>
              <text:section text:style-name="Sect3" text:name="urvanov-syntax-highlighter-5f61bd5609e07323195404-12">
                <text:p text:style-name="P8"># plot histogram of sample</text:p>
              </text:section>
              <text:section text:style-name="Sect2" text:name="urvanov-syntax-highlighter-5f61bd5609e07323195404-13">
                <text:p text:style-name="P7"><text:span text:style-name="T10">pyplot</text:span><text:span text:style-name="T11">.</text:span><text:span text:style-name="T9">subplot</text:span><text:span text:style-name="T11">(</text:span><text:span text:style-name="T14">2</text:span><text:span text:style-name="T11">,</text:span><text:span text:style-name="T13"> </text:span><text:span text:style-name="T14">2</text:span><text:span text:style-name="T11">,</text:span><text:span text:style-name="T13"> </text:span><text:span text:style-name="T10">i</text:span><text:span text:style-name="T13">+</text:span><text:span text:style-name="T14">1</text:span><text:span text:style-name="T11">)</text:span></text:p>
              </text:section>
              <text:section text:style-name="Sect3" text:name="urvanov-syntax-highlighter-5f61bd5609e07323195404-14">
                <text:p text:style-name="P7"><text:span text:style-name="T10">pyplot</text:span><text:span text:style-name="T11">.</text:span><text:span text:style-name="T9">hist</text:span><text:span text:style-name="T11">(</text:span><text:span text:style-name="T10">sample</text:span><text:span text:style-name="T11">,</text:span><text:span text:style-name="T13"> </text:span><text:span text:style-name="T10">bins</text:span><text:span text:style-name="T13">=</text:span><text:span text:style-name="T14">20</text:span><text:span text:style-name="T11">)</text:span></text:p>
              </text:section>
              <text:section text:style-name="Sect2" text:name="urvanov-syntax-highlighter-5f61bd5609e07323195404-15">
                <text:p text:style-name="P7"><text:span text:style-name="T10">pyplot</text:span><text:span text:style-name="T11">.</text:span><text:span text:style-name="T9">title</text:span><text:span text:style-name="T11">(</text:span><text:span text:style-name="T16">'%d samples'</text:span><text:span text:style-name="T13"> % </text:span><text:span text:style-name="T10">sizes</text:span><text:span text:style-name="T11">[</text:span><text:span text:style-name="T10">i</text:span><text:span text:style-name="T11">])</text:span></text:p>
              </text:section>
              <text:section text:style-name="Sect3" text:name="urvanov-syntax-highlighter-5f61bd5609e07323195404-16">
                <text:p text:style-name="P7"><text:span text:style-name="T10">pyplot</text:span><text:span text:style-name="T11">.</text:span><text:span text:style-name="T9">xticks</text:span><text:span text:style-name="T11">([])</text:span></text:p>
              </text:section>
              <text:section text:style-name="Sect2" text:name="urvanov-syntax-highlighter-5f61bd5609e07323195404-17">
                <text:p text:style-name="P8"># show the plot</text:p>
              </text:section>
              <text:section text:style-name="Sect3" text:name="urvanov-syntax-highlighter-5f61bd5609e07323195404-18">
                <text:p text:style-name="P7"><text:span text:style-name="T10">pyplot</text:span><text:span text:style-name="T11">.</text:span><text:span text:style-name="T9">show</text:span><text:span text:style-name="T11">()</text:span></text:p>
              </text:section>
            </table:table-cell>
          </table:table-row>
        </table:table>
      </text:section>
      <text:p text:style-name="P2">Running the example creates four differently sized samples and plots a histogram for each.</text:p>
      <text:p text:style-name="P2">We can see that the small sample sizes of 10 and 50 do not effectively capture the density of the target function. We can see that 100 samples is better, but it is not until 1,000 samples that we clearly see the familiar bell-shape of the Gaussian probability distribution.</text:p>
      <text:p text:style-name="P2"><text:soft-page-break/>This highlights the need to draw many samples, even for a simple random variable, and the benefit of increased accuracy of the approximation with the number of samples draw</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Lohit Devanagari1" svg:font-family="'Lohit Devanagari'"/>
    <style:font-face style:name="Monaco" svg:font-family="Monaco, MonacoRegular, 'Courier New', monospace"/>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09:36:38.351672887</meta:creation-date>
    <dc:date>2020-09-16T09:39:41.129754752</dc:date>
    <meta:editing-duration>PT3M3S</meta:editing-duration>
    <meta:editing-cycles>1</meta:editing-cycles>
    <meta:document-statistic meta:table-count="1" meta:image-count="0" meta:object-count="0" meta:page-count="2" meta:paragraph-count="51" meta:word-count="461" meta:character-count="2697" meta:non-whitespace-character-count="2290"/>
    <meta:generator>LibreOffice/6.0.7.3$Linux_X86_64 LibreOffice_project/00m0$Build-3</meta:generator>
  </office:meta>
</office:document-meta>
</file>